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Versions/Version6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119.98mm"/>
    </style:style>
    <style:style style:name="co5" style:family="table-column">
      <style:table-column-properties fo:break-before="auto" style:column-width="87.3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37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fo:background-color="#faa61a" style:text-align-source="fix" style:repeat-content="false" fo:border="0.74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24" style:family="table-cell" style:parent-style-name="Default">
      <style:table-cell-properties fo:background-color="#72bf44" style:text-align-source="fix" style:repeat-content="false" fo:border="0.74pt solid #000000"/>
      <style:paragraph-properties fo:text-align="start" fo:margin-left="0mm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66cc00"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00cc33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aa61a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72bf44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cc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cc33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aa61a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72bf44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cc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cc33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fo:background-color="#faa61a"/>
    </style:style>
    <style:style style:name="ce66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ccff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66cc00"/>
    </style:style>
    <style:style style:name="ce7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cc33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22.4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vailable_Only" table:style-name="ta1">
        <table:table-column table:style-name="co1" table:default-cell-style-name="ce36"/>
        <table:table-column table:style-name="co1" table:number-columns-repeated="3" table:default-cell-style-name="ce38"/>
        <table:table-column table:style-name="co2" table:default-cell-style-name="ce40"/>
        <table:table-column table:style-name="co1" table:number-columns-repeated="3" table:default-cell-style-name="ce40"/>
        <table:table-column table:style-name="co3" table:default-cell-style-name="ce40"/>
        <table:table-row table:style-name="ro1">
          <table:table-cell table:style-name="ce35" office:value-type="string" calcext:value-type="string">
            <text:p>Available</text:p>
          </table:table-cell>
          <table:table-cell table:style-name="ce37" office:value-type="string" calcext:value-type="string">
            <text:p>Mode(hex)</text:p>
          </table:table-cell>
          <table:table-cell table:style-name="ce37" office:value-type="string" calcext:value-type="string">
            <text:p>PID(hex)</text:p>
          </table:table-cell>
          <table:table-cell table:style-name="ce37" office:value-type="string" calcext:value-type="string">
            <text:p>Data bytes returned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Min value</text:p>
          </table:table-cell>
          <table:table-cell table:style-name="ce39" office:value-type="string" calcext:value-type="string">
            <text:p>Max value</text:p>
          </table:table-cell>
          <table:table-cell table:style-name="ce39" office:value-type="string" calcext:value-type="string">
            <text:p>Units</text:p>
          </table:table-cell>
          <table:table-cell table:style-name="ce39" office:value-type="string" calcext:value-type="string">
            <text:p>Formul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e_Loa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lant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Correction_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Learning_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Correction_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Learning_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_Tank_Pressure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*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fold_Absolute_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_Speed</text:p>
          </table:table-cell>
          <table:table-cell office:value-type="float" office:value="0" calcext:value-type="float">
            <text:p>0</text:p>
          </table:table-cell>
          <table:table-cell office:value-type="float" office:value="16383.75" calcext:value-type="float">
            <text:p>16383.75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A/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_Spe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ition_Timing</text:p>
          </table:table-cell>
          <table:table-cell office:value-type="float" office:value="-64" calcext:value-type="float">
            <text:p>-64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° </text:p>
          </table:table-cell>
          <table:table-cell office:value-type="string" calcext:value-type="string">
            <text:p>A/2 – 6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_Air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_Air_Flow</text:p>
          </table:table-cell>
          <table:table-cell office:value-type="float" office:value="0" calcext:value-type="float">
            <text:p>0</text:p>
          </table:table-cell>
          <table:table-cell office:value-type="float" office:value="655.35" calcext:value-type="float">
            <text:p>655.35</text:p>
          </table:table-cell>
          <table:table-cell office:value-type="string" calcext:value-type="string">
            <text:p>g/s</text:p>
          </table:table-cell>
          <table:table-cell office:value-type="string" calcext:value-type="string">
            <text:p>A / 10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_Opening_Angl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time_since_engine_start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_traveled_with_MIL_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_Rail_Pressure</text:p>
          </table:table-cell>
          <table:table-cell office:value-type="float" office:value="0" calcext:value-type="float">
            <text:p>0</text:p>
          </table:table-cell>
          <table:table-cell office:value-type="float" office:value="5177.265" calcext:value-type="float">
            <text:p>5177.2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(A * 10) / 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_Rail_Pressure_diesel</text:p>
          </table:table-cell>
          <table:table-cell office:value-type="float" office:value="0" calcext:value-type="float">
            <text:p>0</text:p>
          </table:table-cell>
          <table:table-cell office:value-type="float" office:value="655350" calcext:value-type="float">
            <text:p>655350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 * 1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EG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R_Error</text:p>
          </table:table-cell>
          <table:table-cell office:value-type="float" office:value="-100" calcext:value-type="float">
            <text:p>-100</text:p>
          </table:table-cell>
          <table:table-cell office:value-type="float" office:value="99.22" calcext:value-type="float">
            <text:p>99.2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evaporative_purg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_Level_Inpu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_of_warmups_sinc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_traveled_sinc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p_System_Vapor_Pressure</text:p>
          </table:table-cell>
          <table:table-cell office:value-type="float" office:value="-8192" calcext:value-type="float">
            <text:p>-819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/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ospheric_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1_Sensor_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2_Sensor_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1_Sensor_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2_Sensor_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_Voltage</text:p>
          </table:table-cell>
          <table:table-cell office:value-type="float" office:value="0" calcext:value-type="float">
            <text:p>0</text:p>
          </table:table-cell>
          <table:table-cell office:value-type="float" office:value="65.535" calcext:value-type="float">
            <text:p>65.53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/100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_load_value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_equivalence_rat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/3276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tive_throttle_positi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ient_air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_throttle_position_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_throttle_position_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F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throttle_actuat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run_with_MIL_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ince_troubl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anol_fuel_perce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</table:table>
      <table:table table:name="Sheet1" table:style-name="ta1">
        <table:table-column table:style-name="co1" table:number-columns-repeated="4" table:default-cell-style-name="ce7"/>
        <table:table-column table:style-name="co4" table:default-cell-style-name="ce17"/>
        <table:table-column table:style-name="co1" table:number-columns-repeated="3" table:default-cell-style-name="ce17"/>
        <table:table-column table:style-name="co5" table:default-cell-style-name="ce17"/>
        <table:table-column table:style-name="co1" table:number-columns-repeated="1015" table:default-cell-style-name="Default"/>
        <table:table-row table:style-name="ro2">
          <table:table-cell table:style-name="ce13" office:value-type="string" calcext:value-type="string">
            <text:p>Yellow</text:p>
          </table:table-cell>
          <table:table-cell table:style-name="ce30" table:number-columns-repeated="3"/>
          <table:table-cell table:style-name="ce46" office:value-type="string" calcext:value-type="string">
            <text:p>Supported</text:p>
          </table:table-cell>
          <table:table-cell table:style-name="ce46" table:number-columns-repeated="4"/>
          <table:table-cell table:style-name="ce64" table:number-columns-repeated="1015"/>
        </table:table-row>
        <table:table-row table:style-name="ro2">
          <table:table-cell table:style-name="ce23" office:value-type="string" calcext:value-type="string">
            <text:p>Orange</text:p>
          </table:table-cell>
          <table:table-cell table:style-name="ce31" table:number-columns-repeated="3"/>
          <table:table-cell table:style-name="ce47" office:value-type="string" calcext:value-type="string">
            <text:p>Supported with limitation</text:p>
          </table:table-cell>
          <table:table-cell table:style-name="ce47" table:number-columns-repeated="4"/>
          <table:table-cell table:style-name="ce65" table:number-columns-repeated="1015"/>
        </table:table-row>
        <table:table-row table:style-name="ro2">
          <table:table-cell table:style-name="ce24" office:value-type="string" calcext:value-type="string">
            <text:p>Green(Or white)</text:p>
          </table:table-cell>
          <table:table-cell table:style-name="ce32" table:number-columns-repeated="3"/>
          <table:table-cell table:style-name="ce49" office:value-type="string" calcext:value-type="string">
            <text:p>Not supported</text:p>
          </table:table-cell>
          <table:table-cell table:style-name="ce49" table:number-columns-repeated="4"/>
          <table:table-cell table:style-name="ce66" table:number-columns-repeated="1015"/>
        </table:table-row>
        <table:table-row table:style-name="ro3">
          <table:table-cell table:style-name="ce35" office:value-type="string" calcext:value-type="string">
            <text:p>Available</text:p>
          </table:table-cell>
          <table:table-cell table:style-name="ce37" office:value-type="string" calcext:value-type="string">
            <text:p>Mode(hex)</text:p>
          </table:table-cell>
          <table:table-cell table:style-name="ce37" office:value-type="string" calcext:value-type="string">
            <text:p>PID(hex)</text:p>
          </table:table-cell>
          <table:table-cell table:style-name="ce37" office:value-type="string" calcext:value-type="string">
            <text:p>Data bytes returned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Min value</text:p>
          </table:table-cell>
          <table:table-cell table:style-name="ce39" office:value-type="string" calcext:value-type="string">
            <text:p>Max value</text:p>
          </table:table-cell>
          <table:table-cell table:style-name="ce39" office:value-type="string" calcext:value-type="string">
            <text:p>Units</text:p>
          </table:table-cell>
          <table:table-cell table:style-name="ce39" office:value-type="string" calcext:value-type="string">
            <text:p>Formula</text:p>
          </table:table-cell>
          <table:table-cell table:style-name="ce19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[01 - 20]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01..PID 0x20]</text:p>
          </table:table-cell>
          <table:table-cell table:number-columns-repeated="1015"/>
        </table:table-row>
        <table:table-row table:style-name="ro4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Monitor status since DTCs cleared. (Includes malfunction indicator lamp (MIL) status and number of DTCs.)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Freeze <text:a xlink:href="http://en.wikipedia.org/wiki/Diagnostic_Trouble_Code" xlink:type="simple">DTC</text:a></text:p>
          </table:table-cell>
          <table:table-cell table:style-name="ce18" table:number-columns-repeated="4"/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Fuel system status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alculated engine load valu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Engine coolant temperature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Short term fuel % trim—Bank 1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Long term fuel % trim—Bank 1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Short term fuel % trim—Bank 2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Long term fuel % trim—Bank 2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Fuel pressur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string" calcext:value-type="string">
            <text:p>kPa (gauge)</text:p>
          </table:table-cell>
          <table:table-cell table:style-name="ce40" office:value-type="string" calcext:value-type="string">
            <text:p>A*3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B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Intake manifold absolute pressur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kPa (absolute)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C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Engine RPM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6383.75" calcext:value-type="float">
            <text:p>16383.75</text:p>
          </table:table-cell>
          <table:table-cell table:style-name="ce40" office:value-type="string" calcext:value-type="string">
            <text:p>rpm</text:p>
          </table:table-cell>
          <table:table-cell table:style-name="ce40" office:value-type="string" calcext:value-type="string">
            <text:p>((A*256)+B)/4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D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Vehicle spe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km/h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E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Timing advance</text:p>
          </table:table-cell>
          <table:table-cell table:style-name="ce40" office:value-type="float" office:value="-64" calcext:value-type="float">
            <text:p>-64</text:p>
          </table:table-cell>
          <table:table-cell table:style-name="ce40" office:value-type="float" office:value="63.5" calcext:value-type="float">
            <text:p>63.5</text:p>
          </table:table-cell>
          <table:table-cell table:style-name="ce40" office:value-type="string" calcext:value-type="string">
            <text:p>° relative to #1 cylinder</text:p>
          </table:table-cell>
          <table:table-cell table:style-name="ce40" office:value-type="string" calcext:value-type="string">
            <text:p>A/2 – 64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F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Intake air temperature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MAF air flow rat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.35" calcext:value-type="float">
            <text:p>655.35</text:p>
          </table:table-cell>
          <table:table-cell table:style-name="ce40" office:value-type="string" calcext:value-type="string">
            <text:p>g/s</text:p>
          </table:table-cell>
          <table:table-cell table:style-name="ce40" office:value-type="string" calcext:value-type="string">
            <text:p>((A*256)+B) / 10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Throttle positi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ommanded secondary air status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xygen sensors present</text:p>
          </table:table-cell>
          <table:table-cell table:style-name="ce18" table:number-columns-repeated="3"/>
          <table:table-cell table:style-name="ce14" office:value-type="string" calcext:value-type="string">
            <text:p>[A0..A3] == Bank 1, Sensors 1-4. [A4..A7] == Bank 2…</text:p>
          </table:table-cell>
          <table:table-cell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1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2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3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4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1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2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3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B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4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BD standards this vehicle conforms to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D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xygen sensors present</text:p>
          </table:table-cell>
          <table:table-cell table:style-name="ce18" table:number-columns-repeated="3"/>
          <table:table-cell table:style-name="ce14" office:value-type="string" calcext:value-type="string">
            <text:p>Similar to PID 13, but [A0..A7] == [B1S1, B1S2, B2S1, B2S2, B3S1, B3S2, B4S1, B4S2]</text:p>
          </table:table-cell>
          <table:table-cell table:number-columns-repeated="1015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uxiliary input status</text:p>
          </table:table-cell>
          <table:table-cell table:style-name="ce18" table:number-columns-repeated="3"/>
          <table:table-cell table:style-name="ce14" office:value-type="string" calcext:value-type="string">
            <text:p>A0 == Power Take Off (PTO) status (1 == active)[A1..A7] not used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1F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Run time since engine start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seconds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21-40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21..PID 0x40]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Distance traveled with malfunction indicator lamp (MIL) 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km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Fuel Rail Pressure (relative to manifold vacuum)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177.265" calcext:value-type="float">
            <text:p>5177.265</text:p>
          </table:table-cell>
          <table:table-cell table:style-name="ce40" office:value-type="string" calcext:value-type="string">
            <text:p>kPa</text:p>
          </table:table-cell>
          <table:table-cell table:style-name="ce40" office:value-type="string" calcext:value-type="string">
            <text:p>(((A*256)+B) * 10) / 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Fuel Rail Pressure (diesel)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0" calcext:value-type="float">
            <text:p>655350</text:p>
          </table:table-cell>
          <table:table-cell table:style-name="ce40" office:value-type="string" calcext:value-type="string">
            <text:p>kPa (gauge)</text:p>
          </table:table-cell>
          <table:table-cell table:style-name="ce40" office:value-type="string" calcext:value-type="string">
            <text:p>((A*256)+B) * 10</text:p>
          </table:table-cell>
          <table:table-cell table:style-name="ce20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office:annotation office:display="true" draw:style-name="gr1" draw:text-style-name="P2" svg:width="28.99mm" svg:height="24.45mm" svg:x="96.31mm" svg:y="220.95mm" draw:caption-point-x="-6.1mm" draw:caption-point-y="15.1mm">
              <dc:date>2016-10-18T00:00:00</dc:date>
              <text:p text:style-name="P1"><text:span text:style-name="T1">上位</text:span><text:span text:style-name="T1">2</text:span><text:span text:style-name="T1">バイトは</text:span><text:span text:style-name="T1">A/F</text:span></text:p>
              <text:p text:style-name="P1"><text:span text:style-name="T1">下位</text:span><text:span text:style-name="T1">2</text:span><text:span text:style-name="T1">バイトが電圧らしい。</text:span></text:p>
              <text:p text:style-name="P1"><text:span text:style-name="T1">未実装だが、</text:span><text:span text:style-name="T1">A/F</text:span><text:span text:style-name="T1">だけなら実装可能かも</text:span></text:p>
            </office:annotation>
            <text:p>4</text:p>
          </table:table-cell>
          <table:table-cell table:style-name="ce15" office:value-type="string" calcext:value-type="string">
            <text:p>O2S1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2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3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4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5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6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7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8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C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ommanded EGR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D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EGR Error</text:p>
          </table:table-cell>
          <table:table-cell table:style-name="ce40" office:value-type="float" office:value="-100" calcext:value-type="float">
            <text:p>-100</text:p>
          </table:table-cell>
          <table:table-cell table:style-name="ce40" office:value-type="float" office:value="99.22" calcext:value-type="float">
            <text:p>99.22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E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ommanded evaporative purg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F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Fuel Level Input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# of warm-ups since codes clear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Distance traveled since codes clear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km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Evap. System Vapor Pressure</text:p>
          </table:table-cell>
          <table:table-cell table:style-name="ce40" office:value-type="float" office:value="-8192" calcext:value-type="float">
            <text:p>-8192</text:p>
          </table:table-cell>
          <table:table-cell table:style-name="ce40" office:value-type="float" office:value="8192" calcext:value-type="float">
            <text:p>8192</text:p>
          </table:table-cell>
          <table:table-cell table:style-name="ce40" office:value-type="string" calcext:value-type="string">
            <text:p>Pa</text:p>
          </table:table-cell>
          <table:table-cell table:style-name="ce40" office:value-type="string" calcext:value-type="string">
            <text:p>((A*256)+B)/4 (A is signed)</text:p>
          </table:table-cell>
          <table:table-cell table:style-name="ce20" table:number-columns-repeated="1015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Barometric pressur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kPa (Absolute)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" calcext:value-type="float">
            <office:annotation office:display="true" draw:style-name="gr1" draw:text-style-name="P2" svg:width="28.99mm" svg:height="24.45mm" svg:x="96.31mm" svg:y="328.76mm" draw:caption-point-x="-6.1mm" draw:caption-point-y="15.1mm">
              <dc:date>2016-10-18T00:00:00</dc:date>
              <text:p text:style-name="P1"><text:span text:style-name="T1">上位</text:span><text:span text:style-name="T1">2</text:span><text:span text:style-name="T1">バイトは</text:span><text:span text:style-name="T1">A/F</text:span></text:p>
              <text:p text:style-name="P1"><text:span text:style-name="T1">下位</text:span><text:span text:style-name="T1">2</text:span><text:span text:style-name="T1">バイトが電流らしい。</text:span></text:p>
              <text:p text:style-name="P1"><text:span text:style-name="T1">未実装だが、</text:span><text:span text:style-name="T1">A/F</text:span><text:span text:style-name="T1">だけなら実装可能かも</text:span></text:p>
            </office:annotation>
            <text:p>4</text:p>
          </table:table-cell>
          <table:table-cell table:style-name="ce15" office:value-type="string" calcext:value-type="string">
            <text:p>O2S1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2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3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5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4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5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6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3A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7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3B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8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C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1, Sensor 1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D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2, Sensor 1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E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1, Sensor 2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2, Sensor 2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41-60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41..PID 0x60]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Monitor status this drive cycle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ontrol module voltag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.535" calcext:value-type="float">
            <text:p>65.535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((A*256)+B)/100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Absolute load valu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700" calcext:value-type="float">
            <text:p>257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(A*256)+B)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ommand equivalence ratio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((A*256)+B)/3276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Relative throttle positi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mbient air temperature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bsolute throttle position B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bsolute throttle position C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celerator pedal position 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A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celerator pedal position 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B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celerator pedal position F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C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ommanded throttle actuator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D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Time run with MIL 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minutes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E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Time since trouble codes clear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minutes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4">
          <table:table-cell table:style-name="ce2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4F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string" calcext:value-type="string">
            <text:p>Maximum value for Fuel–Air equivalence ratio, oxygen sensor voltage, oxygen sensor current, and intake manifold absolute pressure</text:p>
          </table:table-cell>
          <table:table-cell table:style-name="ce60" office:value-type="string" calcext:value-type="string">
            <text:p>0, 0, 0, 0</text:p>
          </table:table-cell>
          <table:table-cell table:style-name="ce60" office:value-type="string" calcext:value-type="string">
            <text:p>255, 255, 255, 2550</text:p>
          </table:table-cell>
          <table:table-cell table:style-name="ce60" office:value-type="string" calcext:value-type="string">
            <text:p>ratio, V, mA, kPa</text:p>
          </table:table-cell>
          <table:table-cell table:style-name="ce60" office:value-type="string" calcext:value-type="string">
            <text:p>A, B, C, D*10 </text:p>
          </table:table-cell>
          <table:table-cell table:style-name="ce70" table:number-columns-repeated="1015"/>
        </table:table-row>
        <table:table-row table:style-name="ro2">
          <table:table-cell table:style-name="ce2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string" calcext:value-type="string">
            <text:p>Maximum value for air flow rate from mass air flow sensor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550" calcext:value-type="float">
            <text:p>2550</text:p>
          </table:table-cell>
          <table:table-cell table:style-name="ce60" office:value-type="string" calcext:value-type="string">
            <text:p>g/s</text:p>
          </table:table-cell>
          <table:table-cell table:style-name="ce60" office:value-type="string" calcext:value-type="string">
            <text:p>A*10, B, C, and D are reserved for future use </text:p>
          </table:table-cell>
          <table:table-cell table:style-name="ce70" table:number-columns-repeated="1015"/>
        </table:table-row>
        <table:table-row table:style-name="ro2">
          <table:table-cell table:style-name="ce2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string" calcext:value-type="string">
            <text:p>Fuel Type</text:p>
          </table:table-cell>
          <table:table-cell table:style-name="ce61" table:number-columns-repeated="3"/>
          <table:table-cell table:style-name="ce54" office:value-type="string" calcext:value-type="string">
            <text:p>From fuel type table <text:a xlink:href="http://en.wikipedia.org/wiki/OBD-II_PIDs#Fuel_Type_Coding" xlink:type="simple">see below</text:a></text:p>
          </table:table-cell>
          <table:table-cell table:style-name="ce7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Ethanol fuel %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bsoulute Evap system Vapour Pressu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27675" calcext:value-type="float">
            <text:p>327675</text:p>
          </table:table-cell>
          <table:table-cell table:style-name="ce16" office:value-type="string" calcext:value-type="string">
            <text:p>kpa</text:p>
          </table:table-cell>
          <table:table-cell table:style-name="ce16" office:value-type="string" calcext:value-type="string">
            <text:p>1/200 per bit</text:p>
          </table:table-cell>
          <table:table-cell table:style-name="ce22"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Evap system vapor pressure</text:p>
          </table:table-cell>
          <table:table-cell table:style-name="ce62" office:value-type="float" office:value="-32767" calcext:value-type="float">
            <text:p>-32767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 office:value-type="string" calcext:value-type="string">
            <text:p>Pa</text:p>
          </table:table-cell>
          <table:table-cell table:style-name="Default" office:value-type="string" calcext:value-type="string">
            <text:p>((A*256）+B)-32767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Short term secondary oxygen sensor trim, A: bank 1, B: bank 3</text:p>
          </table:table-cell>
          <table:table-cell table:style-name="ce62" office:value-type="float" office:value="-100" calcext:value-type="float" table:number-columns-spanned="1" table:number-rows-spanned="4">
            <text:p>-100</text:p>
          </table:table-cell>
          <table:table-cell table:style-name="ce62" office:value-type="float" office:value="99.2" calcext:value-type="float" table:number-columns-spanned="1" table:number-rows-spanned="4">
            <text:p>99.2</text:p>
          </table:table-cell>
          <table:table-cell table:style-name="ce62" office:value-type="string" calcext:value-type="string" table:number-columns-spanned="1" table:number-rows-spanned="4">
            <text:p> %</text:p>
          </table:table-cell>
          <table:table-cell table:style-name="Default" office:value-type="string" calcext:value-type="string" table:number-columns-spanned="1" table:number-rows-spanned="4">
            <text:p>100/128*A-100 100/128*B-100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Long term secondary oxygen sensor trim, A: bank 1, B: bank 3</text:p>
          </table:table-cell>
          <table:covered-table-cell table:number-columns-repeated="4"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Short term secondary oxygen sensor trim, A: bank 2, B: bank 4</text:p>
          </table:table-cell>
          <table:covered-table-cell table:number-columns-repeated="4"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Long term secondary oxygen sensor trim, A: bank 2, B: bank 4</text:p>
          </table:table-cell>
          <table:covered-table-cell table:number-columns-repeated="4"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<text:a xlink:href="https://en.wikipedia.org/wiki/Fuel_rail" xlink:type="simple">Fuel rail</text:a> absolute pressure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655350" calcext:value-type="float">
            <text:p>655350</text:p>
          </table:table-cell>
          <table:table-cell table:style-name="ce62" office:value-type="string" calcext:value-type="string">
            <text:p>kPa</text:p>
          </table:table-cell>
          <table:table-cell table:style-name="Default" office:value-type="string" calcext:value-type="string">
            <text:p>10*(256A+B)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A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Relative accelerator pedal position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string" calcext:value-type="string">
            <text:p> %</text:p>
          </table:table-cell>
          <table:table-cell table:style-name="Default" office:value-type="string" calcext:value-type="string">
            <text:p>100/255*A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B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Hybrid battery pack remaining life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string" calcext:value-type="string">
            <text:p> %</text:p>
          </table:table-cell>
          <table:table-cell table:style-name="Default" office:value-type="string" calcext:value-type="string">
            <text:p>100/255*A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C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Engine oil temperature</text:p>
          </table:table-cell>
          <table:table-cell table:style-name="ce62" office:value-type="float" office:value="-40" calcext:value-type="float">
            <text:p>-40</text:p>
          </table:table-cell>
          <table:table-cell table:style-name="ce62" office:value-type="float" office:value="210" calcext:value-type="float">
            <text:p>210</text:p>
          </table:table-cell>
          <table:table-cell table:style-name="ce62" office:value-type="string" calcext:value-type="string">
            <text:p>°C</text:p>
          </table:table-cell>
          <table:table-cell table:style-name="Default" office:value-type="string" calcext:value-type="string">
            <text:p>A-40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D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Fuel injection timing</text:p>
          </table:table-cell>
          <table:table-cell table:style-name="ce62" office:value-type="float" office:value="-210" calcext:value-type="float">
            <text:p>-210</text:p>
          </table:table-cell>
          <table:table-cell table:style-name="ce62" office:value-type="float" office:value="301.992" calcext:value-type="float">
            <text:p>301.992</text:p>
          </table:table-cell>
          <table:table-cell table:style-name="ce62" office:value-type="string" calcext:value-type="string">
            <text:p>°</text:p>
          </table:table-cell>
          <table:table-cell table:style-name="Default" office:value-type="string" calcext:value-type="string">
            <text:p>(256A+B(/128-210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E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Engine fuel rate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276.75" calcext:value-type="float">
            <text:p>3276.75</text:p>
          </table:table-cell>
          <table:table-cell table:style-name="ce62" office:value-type="string" calcext:value-type="string">
            <text:p>L/h</text:p>
          </table:table-cell>
          <table:table-cell table:style-name="Default" office:value-type="string" calcext:value-type="string">
            <text:p>(256A+B)/20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F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Emission requirements to which vehicle is designed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PIDs supported [61 - 80]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Driver's demand engine - percent torque</text:p>
          </table:table-cell>
          <table:table-cell table:style-name="ce62" office:value-type="float" office:value="-125" calcext:value-type="float">
            <text:p>-125</text:p>
          </table:table-cell>
          <table:table-cell table:style-name="ce62" office:value-type="float" office:value="125" calcext:value-type="float">
            <text:p>125</text:p>
          </table:table-cell>
          <table:table-cell table:style-name="ce62" office:value-type="string" calcext:value-type="string">
            <text:p> %</text:p>
          </table:table-cell>
          <table:table-cell table:style-name="Default" office:value-type="string" calcext:value-type="string">
            <text:p>A-125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Actual engine - percent torque</text:p>
          </table:table-cell>
          <table:table-cell table:style-name="ce62" office:value-type="float" office:value="-125" calcext:value-type="float">
            <text:p>-125</text:p>
          </table:table-cell>
          <table:table-cell table:style-name="ce62" office:value-type="float" office:value="125" calcext:value-type="float">
            <text:p>125</text:p>
          </table:table-cell>
          <table:table-cell table:style-name="ce62" office:value-type="string" calcext:value-type="string">
            <text:p> %</text:p>
          </table:table-cell>
          <table:table-cell table:style-name="Default" office:value-type="string" calcext:value-type="string">
            <text:p>A-125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Engine reference torque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65535" calcext:value-type="float">
            <text:p>65535</text:p>
          </table:table-cell>
          <table:table-cell table:style-name="ce62" office:value-type="string" calcext:value-type="string">
            <text:p>Nm</text:p>
          </table:table-cell>
          <table:table-cell table:style-name="Default" office:value-type="string" calcext:value-type="string">
            <text:p>256A+B</text:p>
          </table:table-cell>
          <table:table-cell table:number-columns-repeated="1015"/>
        </table:table-row>
        <table:table-row table:style-name="ro5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Engine percent torque data</text:p>
          </table:table-cell>
          <table:table-cell table:style-name="ce62" office:value-type="float" office:value="-125" calcext:value-type="float">
            <text:p>-125</text:p>
          </table:table-cell>
          <table:table-cell table:style-name="ce62" office:value-type="float" office:value="125" calcext:value-type="float">
            <text:p>125</text:p>
          </table:table-cell>
          <table:table-cell table:style-name="ce62" office:value-type="string" calcext:value-type="string">
            <text:p> %</text:p>
          </table:table-cell>
          <table:table-cell table:style-name="Default" office:value-type="string" calcext:value-type="string">
            <text:p>A-125 Idle</text:p>
            <text:p>B-125 Engine point 1</text:p>
            <text:p>C-125 Engine point 2</text:p>
            <text:p>D-125 Engine point 3</text:p>
            <text:p>E-125 Engine point 4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Auxiliary input / output supported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Mass air flow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" calcext:value-type="float">
            <text:p>3</text:p>
          </table:table-cell>
          <table:table-cell table:style-name="ce51" office:value-type="string" calcext:value-type="string">
            <text:p>Engine coolant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Intake air temperature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Commanded EGR and EGR Err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A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Commanded Diesel intake air flow control and relative intake air flow position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B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Exhaust gas recirculation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C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Commanded throttle actuator control and relative throttle position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D</text:p>
          </table:table-cell>
          <table:table-cell table:style-name="ce44" office:value-type="float" office:value="6" calcext:value-type="float">
            <text:p>6</text:p>
          </table:table-cell>
          <table:table-cell table:style-name="ce51" office:value-type="string" calcext:value-type="string">
            <text:p>Fuel pressure control syste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E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Injection pressure control syste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F</text:p>
          </table:table-cell>
          <table:table-cell table:style-name="ce44" office:value-type="float" office:value="3" calcext:value-type="float">
            <text:p>3</text:p>
          </table:table-cell>
          <table:table-cell table:style-name="ce51" office:value-type="string" calcext:value-type="string">
            <text:p>Turbocharger compressor inlet press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Boost pressure control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Variable Geometry turbo (VGT) control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Wastegate control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Exhaust press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Turbocharger RP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Turbocharger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Turbocharger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Charge air cooler temperature (CACT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Exhaust Gas temperature (EGT) Bank 1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Exhaust Gas temperature (EGT) Bank 2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A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Diesel particulate filter (DPF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B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Diesel particulate filter (DPF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C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Diesel Particulate filter (DPF)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D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NOx NTE (<text:a xlink:href="https://en.wikipedia.org/wiki/Not-To-Exceed" xlink:type="simple">Not-To-Exceed</text:a>) control area status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E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PM NTE (<text:a xlink:href="https://en.wikipedia.org/wiki/Not-To-Exceed" xlink:type="simple">Not-To-Exceed</text:a>) control area status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F</text:p>
          </table:table-cell>
          <table:table-cell table:style-name="ce44" office:value-type="float" office:value="13" calcext:value-type="float">
            <text:p>13</text:p>
          </table:table-cell>
          <table:table-cell table:style-name="ce51" office:value-type="string" calcext:value-type="string">
            <text:p>Engine run tim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PIDs supported [81 - A0]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21" calcext:value-type="float">
            <text:p>21</text:p>
          </table:table-cell>
          <table:table-cell table:style-name="ce51" office:value-type="string" calcext:value-type="string">
            <text:p>Engine run time for Auxiliary Emissions Control Device(AECD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21" calcext:value-type="float">
            <text:p>21</text:p>
          </table:table-cell>
          <table:table-cell table:style-name="ce51" office:value-type="string" calcext:value-type="string">
            <text:p>Engine run time for Auxiliary Emissions Control Device(AECD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NOx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4" calcext:value-type="float">
            <text:p>84</text:p>
          </table:table-cell>
          <table:table-cell table:style-name="ce48"/>
          <table:table-cell table:style-name="ce51" office:value-type="string" calcext:value-type="string">
            <text:p>Manifold surface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5" calcext:value-type="float">
            <text:p>85</text:p>
          </table:table-cell>
          <table:table-cell table:style-name="ce48"/>
          <table:table-cell table:style-name="ce51" office:value-type="string" calcext:value-type="string">
            <text:p>NOx reagent syste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6" calcext:value-type="float">
            <text:p>86</text:p>
          </table:table-cell>
          <table:table-cell table:style-name="ce48"/>
          <table:table-cell table:style-name="ce51" office:value-type="string" calcext:value-type="string">
            <text:p>Particulate matter (PM)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7" calcext:value-type="float">
            <text:p>87</text:p>
          </table:table-cell>
          <table:table-cell table:style-name="ce48"/>
          <table:table-cell table:style-name="ce51" office:value-type="string" calcext:value-type="string">
            <text:p>Intake manifold absolute press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 table:number-rows-repeated="2">
          <table:table-cell table:number-columns-repeated="5"/>
          <table:table-cell table:style-name="ce56" table:number-columns-repeated="3"/>
          <table:table-cell table:number-columns-repeated="1016"/>
        </table:table-row>
        <table:table-row table:style-name="ro2">
          <table:table-cell table:number-columns-repeated="5"/>
          <table:table-cell table:number-columns-repeated="3" table:style-name="ce62" office:value-type="string" calcext:value-type="string">
            <text:p> ?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62" office:value-type="string" calcext:value-type="string">
            <text:p> ?</text:p>
          </table:table-cell>
          <table:table-cell table:number-columns-repeated="1016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1.A4:Sheet1.I1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00/00/00</text:date>, <text:time style:data-style-name="N2" text:time-value="22:06:41.46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5:08:32.436000000</meta:creation-date>
    <dc:date>2018-01-07T22:26:27.056000000</dc:date>
    <meta:editing-duration>PT1H56M33S</meta:editing-duration>
    <meta:editing-cycles>28</meta:editing-cycles>
    <meta:generator>LibreOffice/5.4.3.2$Windows_X86_64 LibreOffice_project/92a7159f7e4af62137622921e809f8546db437e5</meta:generator>
    <meta:document-statistic meta:table-count="2" meta:cell-count="1432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6-10-16T16:46:01"/>
  <VL:version-entry VL:title="Version2" VL:comment="" VL:creator="" dc:date-time="2016-10-16T16:46:19"/>
  <VL:version-entry VL:title="Version3" VL:comment="" VL:creator="" dc:date-time="2016-10-16T22:54:19"/>
  <VL:version-entry VL:title="Version4" VL:comment="" VL:creator="" dc:date-time="2016-10-16T22:58:21"/>
  <VL:version-entry VL:title="Version5" VL:comment="" VL:creator="" dc:date-time="2016-10-16T23:04:22"/>
  <VL:version-entry VL:title="Version6" VL:comment="自動保存バージョン" VL:creator="" dc:date-time="2018-01-07T22:26:27"/>
</VL:version-list>
</file>